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DISTRESS (18:4-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DELIVERANCE (18:7-49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DAVID'S DELIVERANCE (18:7-49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The Lord arrives (18:7-15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Lord arrives (18:7-15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His appearance (18:8-11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appearance (18:8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Smoke and fire pour from his mouth (18:8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ark clouds shroud him (18:9, 11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Angelic beings accompany him (18:10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Lord arrives (18:7-15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appearance (18:8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actions (18:7, 12-1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His actions (18:7, 12-15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rocks the earth and shakes the mountains (18: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advances with hailstones and bolts of lightning (18:12, 14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thunders from heaven (18:13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shoots his arrows and scatters his enemies (18:14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e lays bare the earth and the sea (18:1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Lord arrives (18:7-15):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His appearance (18:8-1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actions (18:7, 12-15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DAVID'S DELIVERANCE (18:7-49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Lord arrives (18:7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Lord assists (18:16-4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Lord assists (18:16-49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He rescues him (18:16-19, 43-49).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He rescues him (18:16-19, 43-49).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Lord draws him out of deep waters (18:16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leads him to a place of safety (18:17-19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e makes him ruler over nations (18:43-49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Lord assists (18:16-49):<text:s text:c="1"/></text:span><text:span text:style-name="a582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He rescues him (18:16-19, 43-49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He rewards him (18:20-28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e revives him (18:29-42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DAVID'S DELIVERANCE (18:7-49)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Lord arrives (18:7-1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Lord assists (18:16-4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PSALM 18<text:s text:c="1"/></text:span><text:span text:style-name="a615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DAVID'S DISTRESS (18:4-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DAVID'S DELIVERANCE (18:7-49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DAVID'S DESCENDANTS (18:50): God shows his unfailing love to David and his descendants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8 </dc:title>
    <meta:initial-creator>David STRICKLAND</meta:initial-creator>
    <dc:creator>David STRICKLAND</dc:creator>
    <meta:creation-date>2020-02-23T23:18:29Z</meta:creation-date>
    <dc:date>2020-02-23T23:18:30Z</dc:date>
    <meta:template xlink:href="BibleStudy" xlink:type="simple"/>
    <meta:editing-cycles>1</meta:editing-cycles>
    <meta:editing-duration>PT0S</meta:editing-duration>
    <meta:document-statistic meta:paragraph-count="43" meta:word-count="335"/>
  </office:meta>
</office:document-meta>
</file>